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text:p>
      <text:p text:style-name="P1"/>
      <text:p text:style-name="P2"><text:tab/>La première étape de la réalisation de notre projet a consisté à choisir un des quatre sujet proposé, nous avons décidé de réalisé un jeu de bataille navale.</text:p>
      <text:p text:style-name="P2"><text:tab/>La seconde étape fût de déterminer trois axes de travail afin que chaque membre de notre groupe. Nous avons déterminer les axes suivant : “Création de l'interface visuelle de jeu” qui m'est revenu, “Mise en place du système de jeu et de la gestion des entrées utilisateur” qui est revenu à Nicolas WAWRZYNIAK <text:s/>et “Gestion des sauvegardes et du replay” qui est revenu à Nicolas LUNET.</text:p>
      <text:p text:style-name="P2"><text:tab/>Lors du début de la programmation, nous nous somme aperçu de la nécessite à harmoniser nos variables et nos structure afin de ne pas avoir de conflits lorsque nous mettrons en commun nos parties respective, afin d'assurer cette cohérence nous avons créer un fichier texte résumant les éléments en commun. La découverte d'un système de versionning GitHub nous a permit d'envisager et de mettre en place un système de travail en parallèle et avec possibilité de mise à jour facile, mis en place effective à ce jour pour Nicolas W. et moi, le système sera mis en place dans les prochains jours pour Nicolas L. </text:p>
      <text:p text:style-name="P2"><text:tab/>Pour la partie “création de l'interface visuelle”, j'ai divisé le plateau de jeu en cellules représentant une case du jeu puis l'affichage à l’écran se fait ligne par ligne, pour cela il m'est nécessaire de connaître à l'avance chaque élément de décor présent sur le plateau. Après plusieurs tentative une version simplifié (seulement trois lignes par case) à été mise en place, puis une seconde version avec 5 lignes qui marque la taille maximale d'une case. À ce jours l'affichage des cases peut être utilisé en l'état, des modifications pouvant être inséré si besoin est.</text:p>
      <text:p text:style-name="P2"><text:tab/>Dans un soucis d’optimisation du temps de traitement nous avons décider d'adopter une description de chaque cellule en quatre partie : élément à afficher, position relative dans l’élément, orientation de l’élément sur le plateau, état de la case.</text:p>
      <text:p text:style-name="P2"><text:tab/>Il me reste encore à écrire une fonction pour l'affichage du menu d'introduction et de la description des événements aillant eu lieux pendant ce tours de jeux.</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riedel</meta:initial-creator>
    <meta:creation-date>2016-10-23T10:51:18.23</meta:creation-date>
    <dc:date>2016-10-23T23:01:17.09</dc:date>
    <dc:creator>andreas riedel</dc:creator>
    <meta:editing-duration>PT11H52M45S</meta:editing-duration>
    <meta:editing-cycles>5</meta:editing-cycles>
    <meta:generator>OpenOffice/4.1.2$Win32 OpenOffice.org_project/412m3$Build-9782</meta:generator>
    <meta:document-statistic meta:table-count="0" meta:image-count="0" meta:object-count="0" meta:page-count="1" meta:paragraph-count="7" meta:word-count="361" meta:character-count="2146"/>
  </office:meta>
</office:document-meta>
</file>